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a2035"/>
    </style:style>
    <style:style style:name="P2" style:family="paragraph" style:parent-style-name="Standard">
      <style:text-properties officeooo:rsid="001a2035" officeooo:paragraph-rsid="001a2035"/>
    </style:style>
    <style:style style:name="P3" style:family="paragraph" style:parent-style-name="Standard">
      <style:text-properties officeooo:rsid="001a9e8f" officeooo:paragraph-rsid="001a9e8f"/>
    </style:style>
    <style:style style:name="P4" style:family="paragraph" style:parent-style-name="Standard">
      <style:text-properties officeooo:paragraph-rsid="0064d50e"/>
    </style:style>
    <style:style style:name="P5" style:family="paragraph" style:parent-style-name="Standard">
      <style:text-properties officeooo:rsid="0070ac63" officeooo:paragraph-rsid="0070ac6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2035"/>
    </style:style>
    <style:style style:name="T3" style:family="text">
      <style:text-properties style:text-underline-style="none" officeooo:rsid="001a9e8f"/>
    </style:style>
    <style:style style:name="T4" style:family="text">
      <style:text-properties style:text-underline-style="none" officeooo:rsid="0034f8a7"/>
    </style:style>
    <style:style style:name="T5" style:family="text">
      <style:text-properties style:text-underline-style="none" officeooo:rsid="0035e909"/>
    </style:style>
    <style:style style:name="T6" style:family="text">
      <style:text-properties style:text-underline-style="none" officeooo:rsid="0038b495"/>
    </style:style>
    <style:style style:name="T7" style:family="text">
      <style:text-properties style:text-underline-style="none" officeooo:rsid="0039bb54"/>
    </style:style>
    <style:style style:name="T8" style:family="text">
      <style:text-properties style:text-underline-style="none" officeooo:rsid="003ab440"/>
    </style:style>
    <style:style style:name="T9" style:family="text">
      <style:text-properties style:text-underline-style="none" officeooo:rsid="003d0b3a"/>
    </style:style>
    <style:style style:name="T10" style:family="text">
      <style:text-properties style:text-underline-style="none" officeooo:rsid="003dcfa4"/>
    </style:style>
    <style:style style:name="T11" style:family="text">
      <style:text-properties style:text-underline-style="none" officeooo:rsid="00473255"/>
    </style:style>
    <style:style style:name="T12" style:family="text">
      <style:text-properties style:text-underline-style="none" officeooo:rsid="0047e766"/>
    </style:style>
    <style:style style:name="T13" style:family="text">
      <style:text-properties style:text-underline-style="none" officeooo:rsid="0048e10d"/>
    </style:style>
    <style:style style:name="T14" style:family="text">
      <style:text-properties style:text-underline-style="none" officeooo:rsid="004a2a2c"/>
    </style:style>
    <style:style style:name="T15" style:family="text">
      <style:text-properties style:text-underline-style="none" officeooo:rsid="004cbd7c"/>
    </style:style>
    <style:style style:name="T16" style:family="text">
      <style:text-properties style:text-underline-style="none" officeooo:rsid="005569ea"/>
    </style:style>
    <style:style style:name="T17" style:family="text">
      <style:text-properties style:text-underline-style="none" officeooo:rsid="005e5997"/>
    </style:style>
    <style:style style:name="T18" style:family="text">
      <style:text-properties style:text-underline-style="none" officeooo:rsid="00643ac2"/>
    </style:style>
    <style:style style:name="T19" style:family="text">
      <style:text-properties style:text-underline-style="none" officeooo:rsid="0064d50e"/>
    </style:style>
    <style:style style:name="T20" style:family="text">
      <style:text-properties style:text-underline-style="none" officeooo:rsid="00650502"/>
    </style:style>
    <style:style style:name="T21" style:family="text">
      <style:text-properties style:text-underline-style="none" officeooo:rsid="0066376f"/>
    </style:style>
    <style:style style:name="T22" style:family="text">
      <style:text-properties style:text-underline-style="none" officeooo:rsid="0067a378"/>
    </style:style>
    <style:style style:name="T23" style:family="text">
      <style:text-properties style:text-underline-style="none" officeooo:rsid="0068f0f6"/>
    </style:style>
    <style:style style:name="T24" style:family="text">
      <style:text-properties style:text-underline-style="none" officeooo:rsid="006b78f0"/>
    </style:style>
    <style:style style:name="T25" style:family="text">
      <style:text-properties style:text-underline-style="none" officeooo:rsid="006d4531"/>
    </style:style>
    <style:style style:name="T26" style:family="text">
      <style:text-properties style:text-underline-style="none" officeooo:rsid="006dc359"/>
    </style:style>
    <style:style style:name="T27" style:family="text">
      <style:text-properties style:text-underline-style="none" officeooo:rsid="006ee41a"/>
    </style:style>
    <style:style style:name="T28" style:family="text">
      <style:text-properties style:text-underline-style="none" officeooo:rsid="0070fba1"/>
    </style:style>
    <style:style style:name="T29" style:family="text">
      <style:text-properties style:text-underline-style="none" officeooo:rsid="0071fae1"/>
    </style:style>
    <style:style style:name="T30" style:family="text">
      <style:text-properties style:text-underline-style="none" officeooo:rsid="00732150"/>
    </style:style>
    <style:style style:name="T31" style:family="text">
      <style:text-properties style:text-underline-style="none" officeooo:rsid="0074b9a8"/>
    </style:style>
    <style:style style:name="T32" style:family="text">
      <style:text-properties style:text-underline-style="none" officeooo:rsid="007521b4"/>
    </style:style>
    <style:style style:name="T33" style:family="text">
      <style:text-properties style:text-underline-style="none" officeooo:rsid="00767f2e"/>
    </style:style>
    <style:style style:name="T34" style:family="text">
      <style:text-properties style:text-underline-style="none" officeooo:rsid="0078656a"/>
    </style:style>
    <style:style style:name="T35" style:family="text">
      <style:text-properties style:text-underline-style="none" officeooo:rsid="0079b203"/>
    </style:style>
    <style:style style:name="T36" style:family="text">
      <style:text-properties style:text-underline-style="none" officeooo:rsid="007ccc51"/>
    </style:style>
    <style:style style:name="T37" style:family="text">
      <style:text-properties style:text-position="super 58%" style:text-underline-style="none" officeooo:rsid="001a2035"/>
    </style:style>
    <style:style style:name="T38" style:family="text">
      <style:text-properties officeooo:rsid="005e59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8">2) </text:span>“Case closed ⇨ Ambassador Sondland just testified under oath that he NEVER heard the president say there were conditions on aid to Ukraine. Democrats' smear campaign is falling apar<text:span text:style-name="T1">t.”</text:span><text:span text:style-name="T37">1</text:span></text:p>
      <text:p text:style-name="P2"><text:span text:style-name="T1"/></text:p>
      <text:p text:style-name="P2"><text:span text:style-name="T17">3) </text:span><text:span text:style-name="T1">I believe that this Tweet commits</text:span><text:span text:style-name="T3"> </text:span><text:span text:style-name="T1">the logical fallacy</text:span><text:span text:style-name="T3"> </text:span><text:span text:style-name="T21">of </text:span><text:span text:style-name="T3">appeal to ignorance.</text:span></text:p>
      <text:p text:style-name="P3"><text:span text:style-name="T4"/></text:p>
      <text:p text:style-name="P4"><text:span text:style-name="T18">4) </text:span><text:span text:style-name="T4">An appeal to ignorance is when the lack of evidence to support a conclusion is itself used as evidence to demonstrate that the conclusion is false. </text:span><text:span text:style-name="T20">In this example, the lack of evidence about what the president said is being used to </text:span><text:span text:style-name="T22">assert that </text:span><text:span text:style-name="T23">the president never said there were conditions on aid to Ukraine.</text:span></text:p>
      <text:p text:style-name="P4"><text:span text:style-name="T4"/></text:p>
      <text:p text:style-name="P4"><text:span text:style-name="T19">5) Appeal to ignorance </text:span><text:span text:style-name="T4">is a fallacy because the lack of evidence to support a conclusion doesn’t disprove it; </text:span><text:span text:style-name="T5">it tells you precisely nothing about whether the conclusion is true or not. </text:span><text:span text:style-name="T6">Assuming we accept the </text:span><text:span text:style-name="T7">a</text:span><text:span text:style-name="T6">mbassador’s statement as true, only a lack of evidence has been proven. </text:span><text:span text:style-name="T7">Just because the ambassador </text:span><text:span text:style-name="T8">never heard the president say that there were conditions on aid to Ukraine doesn’t </text:span><text:span text:style-name="T9">necessarily </text:span><text:span text:style-name="T8">mean that the president never said such a thing </text:span><text:span text:style-name="T24">(maybe he said it to someone else; </text:span><text:span text:style-name="T25">Sondland isn’t constantly following the president around</text:span><text:span text:style-name="T24">)</text:span><text:span text:style-name="T8">. </text:span><text:span text:style-name="T10">It certainly doesn’t mean that the “case </text:span><text:span text:style-name="T16">[</text:span><text:span text:style-name="T10">is</text:span><text:span text:style-name="T16">]</text:span><text:span text:style-name="T10"> closed.”</text:span><text:span text:style-name="T11"> </text:span><text:span text:style-name="T12">If we accept the ambassador’s statement </text:span><text:span text:style-name="T13">as true, then we can’</text:span><text:span text:style-name="T14">t </text:span><text:span text:style-name="T15">prove or disprove anything </text:span><text:span text:style-name="T35">about the president’s innocence or guilt </text:span><text:span text:style-name="T15">since we have o</text:span><text:span text:style-name="T26">nly established that Sondland </text:span><text:span text:style-name="T27">didn’t hear anything about conditions of aid to Ukraine.</text:span></text:p>
      <text:p text:style-name="P4"><text:span text:style-name="T27"/></text:p>
      <text:p text:style-name="P5"><text:span text:style-name="T27">6</text:span><text:span text:style-name="T1">) “</text:span><text:span text:style-name="T28">Ambassador Sondland </text:span><text:span text:style-name="T29">just </text:span><text:span text:style-name="T28">testified </text:span><text:span text:style-name="T29">under oath </text:span><text:span text:style-name="T28">that he never heard the president say there were conditions on aid to Ukraine. </text:span><text:span text:style-name="T30">Unless other evidence of </text:span><text:span text:style-name="T31">what the president said surfaces, </text:span><text:span text:style-name="T32">the case against him will have to be dropped </text:span><text:span text:style-name="T34">since there is </text:span><text:span text:style-name="T32">no evidence</text:span><text:span text:style-name="T33">.</text:span><text:span text:style-name="T28">”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a2035"/>
    </style:style>
    <style:style style:name="MT1" style:family="text">
      <style:text-properties style:text-position="super 58%" style:text-underline-style="none" officeooo:rsid="001a2035"/>
    </style:style>
    <style:style style:name="MT2" style:family="text">
      <style:text-properties style:text-underline-style="none" officeooo:rsid="001a2035"/>
    </style:style>
    <style:style style:name="MT3" style:family="text">
      <style:text-properties style:text-underline-style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</text:span><text:span text:style-name="MT2">McCarthy, Kevin (@GOPLeader). “Case closed ⇨ Ambassador Sondland just testified under oath that he NEVER heard the president say there were conditions on aid to Ukraine. Democrats' smear campaign is falling apart.” </text:span><text:span text:style-name="MT3">20 Nov 2019, 8:47 AM. </text:span><text:span text:style-name="MT2">Tweet.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16:43:13.323306022</meta:creation-date>
    <dc:date>2019-12-04T19:58:52.398353144</dc:date>
    <meta:editing-duration>PT2H54M44S</meta:editing-duration>
    <meta:editing-cycles>73</meta:editing-cycles>
    <meta:generator>LibreOffice/6.3.3.2.0$Linux_X86_64 LibreOffice_project/30$Build-2</meta:generator>
    <meta:document-statistic meta:table-count="0" meta:image-count="0" meta:object-count="0" meta:page-count="1" meta:paragraph-count="6" meta:word-count="318" meta:character-count="1920" meta:non-whitespace-character-count="1608"/>
  </office:meta>
</office:document-meta>
</file>